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ae2" officeooo:paragraph-rsid="000a5ae2"/>
    </style:style>
    <style:style style:name="P2" style:family="paragraph" style:parent-style-name="Standard">
      <style:text-properties officeooo:rsid="000a5ae2" officeooo:paragraph-rsid="00216510"/>
    </style:style>
    <style:style style:name="P3" style:family="paragraph" style:parent-style-name="Standard">
      <style:text-properties officeooo:paragraph-rsid="000a5ae2"/>
    </style:style>
    <style:style style:name="P4" style:family="paragraph" style:parent-style-name="Standard">
      <style:text-properties officeooo:rsid="000b855f" officeooo:paragraph-rsid="000b855f"/>
    </style:style>
    <style:style style:name="P5" style:family="paragraph" style:parent-style-name="Standard">
      <style:text-properties officeooo:rsid="000b855f" officeooo:paragraph-rsid="000d03f0"/>
    </style:style>
    <style:style style:name="P6" style:family="paragraph" style:parent-style-name="Standard">
      <style:text-properties officeooo:rsid="000b855f" officeooo:paragraph-rsid="00131784"/>
    </style:style>
    <style:style style:name="P7" style:family="paragraph" style:parent-style-name="Standard">
      <style:text-properties officeooo:rsid="000b855f" officeooo:paragraph-rsid="001149e8"/>
    </style:style>
    <style:style style:name="P8" style:family="paragraph" style:parent-style-name="Standard">
      <style:text-properties officeooo:rsid="000d03f0" officeooo:paragraph-rsid="000d03f0"/>
    </style:style>
    <style:style style:name="P9" style:family="paragraph" style:parent-style-name="Standard">
      <style:text-properties style:font-name="Liberation Serif" officeooo:paragraph-rsid="000d03f0"/>
    </style:style>
    <style:style style:name="P10" style:family="paragraph" style:parent-style-name="Standard">
      <style:text-properties style:font-name="Liberation Serif" officeooo:rsid="0017e833" officeooo:paragraph-rsid="0017e833"/>
    </style:style>
    <style:style style:name="P11" style:family="paragraph" style:parent-style-name="Standard">
      <style:text-properties style:font-name="Liberation Serif" officeooo:rsid="001f5d7a" officeooo:paragraph-rsid="001f5d7a"/>
    </style:style>
    <style:style style:name="P12" style:family="paragraph" style:parent-style-name="Standard">
      <style:text-properties officeooo:rsid="000ea047" officeooo:paragraph-rsid="000ea047"/>
    </style:style>
    <style:style style:name="P13" style:family="paragraph" style:parent-style-name="Standard">
      <style:text-properties officeooo:paragraph-rsid="000f651b"/>
    </style:style>
    <style:style style:name="P14" style:family="paragraph" style:parent-style-name="Standard">
      <style:text-properties officeooo:rsid="001149e8" officeooo:paragraph-rsid="001149e8"/>
    </style:style>
    <style:style style:name="P15" style:family="paragraph" style:parent-style-name="Standard">
      <style:text-properties officeooo:paragraph-rsid="001149e8"/>
    </style:style>
    <style:style style:name="P16" style:family="paragraph" style:parent-style-name="Standard">
      <style:text-properties officeooo:rsid="00131784" officeooo:paragraph-rsid="00131784"/>
    </style:style>
    <style:style style:name="P17" style:family="paragraph" style:parent-style-name="Standard">
      <style:text-properties officeooo:paragraph-rsid="00131784"/>
    </style:style>
    <style:style style:name="P18" style:family="paragraph" style:parent-style-name="Standard">
      <style:text-properties officeooo:rsid="0016651d" officeooo:paragraph-rsid="0016651d"/>
    </style:style>
    <style:style style:name="P19" style:family="paragraph" style:parent-style-name="Standard">
      <style:text-properties officeooo:paragraph-rsid="0016651d"/>
    </style:style>
    <style:style style:name="P20" style:family="paragraph" style:parent-style-name="Standard">
      <style:text-properties officeooo:rsid="00213029" officeooo:paragraph-rsid="00213029"/>
    </style:style>
    <style:style style:name="P21" style:family="paragraph" style:parent-style-name="Standard">
      <style:text-properties officeooo:rsid="00247fe5" officeooo:paragraph-rsid="00247fe5"/>
    </style:style>
    <style:style style:name="P22" style:family="paragraph" style:parent-style-name="Standard">
      <style:text-properties officeooo:rsid="00216510" officeooo:paragraph-rsid="000a5ae2"/>
    </style:style>
    <style:style style:name="P23" style:family="paragraph" style:parent-style-name="Standard">
      <style:text-properties officeooo:rsid="00216510" officeooo:paragraph-rsid="00216510"/>
    </style:style>
    <style:style style:name="P24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paragraph-rsid="001149e8"/>
    </style:style>
    <style:style style:name="P25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31784" officeooo:paragraph-rsid="00131784"/>
    </style:style>
    <style:style style:name="P26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468dc" officeooo:paragraph-rsid="00131784"/>
    </style:style>
    <style:style style:name="P27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7e833" officeooo:paragraph-rsid="0016651d"/>
    </style:style>
    <style:style style:name="P28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7e833" officeooo:paragraph-rsid="0017e833"/>
    </style:style>
    <style:style style:name="P29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982be" officeooo:paragraph-rsid="0017e833"/>
    </style:style>
    <style:style style:name="P30" style:family="paragraph" style:parent-style-name="Standard">
      <style:text-properties fo:font-variant="normal" fo:text-transform="none" fo:color="#212529" style:font-name="Liberation Serif" fo:font-size="12pt" fo:letter-spacing="normal" fo:font-style="normal" fo:font-weight="normal" officeooo:rsid="001f5d7a" officeooo:paragraph-rsid="001f5d7a"/>
    </style:style>
    <style:style style:name="P31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1896c2" officeooo:paragraph-rsid="0017e833"/>
    </style:style>
    <style:style style:name="T1" style:family="text">
      <style:text-properties officeooo:rsid="000a5ae2"/>
    </style:style>
    <style:style style:name="T2" style:family="text">
      <style:text-properties officeooo:rsid="000b855f"/>
    </style:style>
    <style:style style:name="T3" style:family="text">
      <style:text-properties style:text-position="super 58%"/>
    </style:style>
    <style:style style:name="T4" style:family="text">
      <style:text-properties officeooo:rsid="000d03f0"/>
    </style:style>
    <style:style style:name="T5" style:family="text">
      <style:text-properties officeooo:rsid="000ea047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 officeooo:rsid="002792e6"/>
    </style:style>
    <style:style style:name="T8" style:family="text">
      <style:text-properties fo:font-variant="normal" fo:text-transform="none" fo:color="#212529" fo:font-size="12pt" fo:letter-spacing="normal" fo:font-style="normal" fo:font-weight="normal"/>
    </style:style>
    <style:style style:name="T9" style:family="text">
      <style:text-properties fo:font-variant="normal" fo:text-transform="none" fo:color="#212529" fo:font-size="12pt" fo:letter-spacing="normal" fo:font-style="normal" fo:font-weight="normal" officeooo:rsid="000ea047"/>
    </style:style>
    <style:style style:name="T10" style:family="text">
      <style:text-properties fo:font-variant="normal" fo:text-transform="none" fo:color="#212529" fo:font-size="12pt" fo:letter-spacing="normal" fo:font-style="normal" fo:font-weight="normal" officeooo:rsid="001896c2"/>
    </style:style>
    <style:style style:name="T11" style:family="text">
      <style:text-properties fo:font-variant="normal" fo:text-transform="none" fo:color="#212529" fo:font-size="12pt" fo:letter-spacing="normal" fo:font-style="normal" fo:font-weight="normal" officeooo:rsid="001982be"/>
    </style:style>
    <style:style style:name="T12" style:family="text">
      <style:text-properties fo:font-variant="normal" fo:text-transform="none" fo:color="#212529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212529" style:font-name="Liberation Serif" fo:font-size="12pt" fo:letter-spacing="normal" fo:font-style="normal" fo:font-weight="normal" officeooo:rsid="000f651b"/>
    </style:style>
    <style:style style:name="T14" style:family="text">
      <style:text-properties fo:font-variant="normal" fo:text-transform="none" fo:color="#212529" style:font-name="Liberation Serif" fo:font-size="12pt" fo:letter-spacing="normal" fo:font-style="normal" fo:font-weight="normal" officeooo:rsid="00131784"/>
    </style:style>
    <style:style style:name="T15" style:family="text">
      <style:text-properties fo:font-variant="normal" fo:text-transform="none" fo:color="#212529" style:font-name="Liberation Serif" fo:font-size="12pt" fo:letter-spacing="normal" fo:font-style="normal" fo:font-weight="normal" officeooo:rsid="000d03f0"/>
    </style:style>
    <style:style style:name="T16" style:family="text">
      <style:text-properties fo:font-variant="normal" fo:text-transform="none" fo:color="#212529" style:font-name="Liberation Serif" fo:font-size="12pt" fo:letter-spacing="normal" fo:font-style="normal" fo:font-weight="normal" officeooo:rsid="001468dc"/>
    </style:style>
    <style:style style:name="T17" style:family="text">
      <style:text-properties fo:font-variant="normal" fo:text-transform="none" fo:color="#212529" style:font-name="Liberation Serif" fo:font-size="12pt" fo:letter-spacing="normal" fo:font-style="normal" fo:font-weight="normal" officeooo:rsid="000b855f"/>
    </style:style>
    <style:style style:name="T18" style:family="text">
      <style:text-properties fo:font-variant="normal" fo:text-transform="none" fo:color="#212529" style:font-name="Liberation Serif" fo:font-size="12pt" fo:letter-spacing="normal" fo:font-style="normal" fo:font-weight="normal" officeooo:rsid="0017e833"/>
    </style:style>
    <style:style style:name="T19" style:family="text">
      <style:text-properties fo:font-variant="normal" fo:text-transform="none" fo:color="#212529" style:font-name="Liberation Serif" fo:font-size="12pt" fo:letter-spacing="normal" fo:font-weight="normal"/>
    </style:style>
    <style:style style:name="T20" style:family="text">
      <style:text-properties fo:font-variant="normal" fo:text-transform="none" fo:color="#212529" style:font-name="Liberation Serif" fo:font-size="10.5pt" fo:letter-spacing="normal" fo:font-style="normal" fo:font-weight="normal"/>
    </style:style>
    <style:style style:name="T21" style:family="text">
      <style:text-properties fo:font-variant="normal" fo:text-transform="none" fo:color="#212529" style:text-position="super 58%" style:font-name="Liberation Serif" fo:font-size="12pt" fo:letter-spacing="normal" fo:font-style="normal" fo:font-weight="normal"/>
    </style:style>
    <style:style style:name="T22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23" style:family="text">
      <style:text-properties fo:font-variant="normal" fo:text-transform="none" fo:color="#e83e8c" style:font-name="SFMono-Regular" fo:font-size="10.5pt" fo:letter-spacing="normal" fo:font-style="normal" fo:font-weight="normal"/>
    </style:style>
    <style:style style:name="T24" style:family="text">
      <style:text-properties fo:font-variant="normal" fo:text-transform="none" fo:color="#e83e8c" style:font-name="Liberation Serif" fo:font-size="10.5pt" fo:letter-spacing="normal" fo:font-style="normal" fo:font-weight="normal"/>
    </style:style>
    <style:style style:name="T25" style:family="text">
      <style:text-properties fo:font-variant="normal" fo:text-transform="none" fo:color="#e83e8c" style:font-name="Liberation Serif" fo:font-size="10.5pt" fo:letter-spacing="normal" fo:font-style="normal" fo:font-weight="normal" officeooo:rsid="000f651b"/>
    </style:style>
    <style:style style:name="T26" style:family="text">
      <style:text-properties fo:font-variant="normal" fo:text-transform="none" fo:color="#e83e8c" style:font-name="Liberation Serif" fo:font-size="10.5pt" fo:letter-spacing="normal" fo:font-style="normal" fo:font-weight="normal" officeooo:rsid="0017e833"/>
    </style:style>
    <style:style style:name="T27" style:family="text">
      <style:text-properties fo:color="#212529" style:font-name="Liberation Serif" fo:font-size="12pt" fo:letter-spacing="normal" fo:font-weight="normal"/>
    </style:style>
    <style:style style:name="T28" style:family="text">
      <style:text-properties officeooo:rsid="000f651b"/>
    </style:style>
    <style:style style:name="T29" style:family="text">
      <style:text-properties style:font-name="Liberation Serif" officeooo:rsid="000ea047"/>
    </style:style>
    <style:style style:name="T30" style:family="text">
      <style:text-properties style:font-name="Liberation Serif" officeooo:rsid="0016651d"/>
    </style:style>
    <style:style style:name="T31" style:family="text">
      <style:text-properties officeooo:rsid="001149e8"/>
    </style:style>
    <style:style style:name="T32" style:family="text">
      <style:text-properties officeooo:rsid="00213029"/>
    </style:style>
    <style:style style:name="T33" style:family="text">
      <style:text-properties officeooo:rsid="00216510"/>
    </style:style>
    <style:style style:name="T34" style:family="text">
      <style:text-properties officeooo:rsid="002792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ddress modes:</text:p>
      <text:p text:style-name="P20">-&gt; Register | %rdx | contents of %rdx</text:p>
      <text:p text:style-name="P20">-&gt; Immediate | $4 | 4</text:p>
      <text:p text:style-name="P20">-&gt; Memory | 0x24b | value stored at address 0x24b</text:p>
      <text:p text:style-name="P1">-<text:span text:style-name="T32">&gt; offset(base, index, scale) | value stored at address base + offset +scale*index</text:span></text:p>
      <text:p text:style-name="P1">-<text:span text:style-name="T32">&gt; offset(constant), base(register), index(register), scale(2^i)</text:span></text:p>
      <text:p text:style-name="P1">-<text:span text:style-name="T32">&gt; jump and function call uses ‘*’ rather than ‘( )’</text:span></text:p>
      <text:p text:style-name="P22">-&gt; Register:</text:p>
      <text:p text:style-name="P1"><text:tab/>*%<text:span text:style-name="T33">rax =&gt; content of %rax</text:span></text:p>
      <text:p text:style-name="P2">-<text:span text:style-name="T33">&gt; Immediate:</text:span></text:p>
      <text:p text:style-name="P23"><text:tab/>.L3 =&gt; address of .L3 (compiler generated assembly)</text:p>
      <text:p text:style-name="P2"><text:tab/><text:span text:style-name="T33">0x400410 =&gt; given address</text:span></text:p>
      <text:p text:style-name="P2">-<text:span text:style-name="T33">&gt; Memory:</text:span></text:p>
      <text:p text:style-name="P2"><text:tab/>*<text:span text:style-name="T33">0x200b96(%rip) =&gt; value stored at address %rip+0x200b96</text:span></text:p>
      <text:p text:style-name="P2"><text:tab/>*<text:span text:style-name="T33">(%r12,%rbp,8) =&gt; value stored at address %r12+8*%rbp</text:span></text:p>
      <text:p text:style-name="P2"/>
      <text:p text:style-name="P21">Load effective address:</text:p>
      <text:p text:style-name="P21"><text:span text:style-name="Source_20_Text"><text:span text:style-name="T24">movl 0x18(%rax,%rbx,4), %ecx</text:span></text:span><text:span text:style-name="T12">, the address </text:span><text:span text:style-name="Source_20_Text"><text:span text:style-name="T24">%rax + 0x18 + %rbx*4</text:span></text:span><text:span text:style-name="Source_20_Text"><text:span text:style-name="T20"> </text:span></text:span><text:span text:style-name="T12">is computed, then immediately dereferenced: the 4-byte value located there is loaded into </text:span><text:span text:style-name="Source_20_Text"><text:span text:style-name="T24">%ecx</text:span></text:span><text:span text:style-name="T12">. In </text:span><text:span text:style-name="Source_20_Text"><text:span text:style-name="T24">leaq 0x18(%rax,%rbx,4), %rcx</text:span></text:span><text:span text:style-name="T12">, the same address is computed, but it is </text:span><text:span text:style-name="Emphasis"><text:span text:style-name="T27">not</text:span></text:span><text:span text:style-name="Emphasis"><text:span text:style-name="T19"> </text:span></text:span><text:span text:style-name="T12">dereferenced. Instead, the </text:span><text:span text:style-name="Emphasis"><text:span text:style-name="T27">computed address</text:span></text:span><text:span text:style-name="Emphasis"><text:span text:style-name="T19"> </text:span></text:span><text:span text:style-name="T12">is moved into register </text:span><text:span text:style-name="Source_20_Text"><text:span text:style-name="T24">%rcx</text:span></text:span><text:span text:style-name="Source_20_Text"><text:span text:style-name="T12">.</text:span></text:span></text:p>
      <text:p text:style-name="P1"/>
      <text:p text:style-name="P1">%<text:span text:style-name="T34">rip- relative addressing:</text:span></text:p>
      <text:p text:style-name="P3"><text:span text:style-name="T1">-</text:span><text:span text:style-name="T34">&gt; </text:span><text:span text:style-name="T6">a global variable named </text:span><text:span text:style-name="Source_20_Text"><text:span text:style-name="T23">a</text:span></text:span><text:span text:style-name="Source_20_Text"><text:span text:style-name="T22"> </text:span></text:span><text:span text:style-name="T6">is referenced as </text:span><text:span text:style-name="Source_20_Text"><text:span text:style-name="T23">a(%rip)</text:span></text:span><text:span text:style-name="Source_20_Text"><text:span text:style-name="T22"> </text:span></text:span><text:span text:style-name="T6">rather tha</text:span><text:span text:style-name="T7">n</text:span><text:span text:style-name="T6"> </text:span><text:span text:style-name="Source_20_Text"><text:span text:style-name="T23">a</text:span></text:span></text:p>
      <text:p text:style-name="P3"><text:span text:style-name="Source_20_Text"><text:span text:style-name="T7"/></text:span></text:p>
      <text:p text:style-name="P1">Calling convention:</text:p>
      <text:p text:style-name="P1"/>
      <text:p text:style-name="P1">-&gt; governs how functions interact</text:p>
      <text:p text:style-name="P1">-&gt; caller function calls callee(currently executing) function</text:p>
      <text:p text:style-name="P1"/>
      <text:p text:style-name="P1">Argument passing and stack frames:</text:p>
      <text:p text:style-name="P1">-&gt; arguments: %rdi, %rsi, %rdx, %rcx, %r8, %r9, 7th argument onwards on stack</text:p>
      <text:p text:style-name="P1">-&gt; return value: %rax</text:p>
      <text:p text:style-name="P1">-&gt; structure(upto 32 bytes) is passed in sequential registers(8 byte each), larger than 32 bytes is passed on stack</text:p>
      <text:p text:style-name="P1">-&gt; floating point values passed in SSE registers</text:p>
      <text:p text:style-name="P1">-&gt; if return value takes more than 8 bytes, caller reserves space for it and passes its address as first argument of callee, which fills in that space when it returns.</text:p>
      <text:p text:style-name="P1"/>
      <text:p text:style-name="P4">Stack:</text:p>
      <text:p text:style-name="P4">-&gt; stores object with automatic lifetime</text:p>
      <text:p text:style-name="P4">-&gt; .............| (<text:span text:style-name="T4">current </text:span>%rsp) <text:span text:style-name="T4">|</text:span> &lt; callee’s locals&gt; | (entry %rsp) <text:span text:style-name="T4">|</text:span> &lt;8 byte return address&gt; | (8(entry <text:s text:c="8"/><text:tab/>%rsp)<text:span text:style-name="T4">)</text:span> <text:span text:style-name="T4">|</text:span> &lt;7<text:span text:style-name="T3">th</text:span>, 8<text:span text:style-name="T3">th</text:span>, <text:s/>.....arguments&gt; | caller’s locals .................</text:p>
      <text:p text:style-name="P4">-&gt; <text:s text:c="2"/><text:span text:style-name="T4">top -&gt; bottom, address numerically increases</text:span></text:p>
      <text:p text:style-name="P8">Let X be a register or memory reference, then</text:p>
      <text:p text:style-name="P4">-<text:span text:style-name="T4">&gt; pushq X =&gt; subq $8, %rsp <text:s text:c="4"/>movq <text:s text:c="2"/>X, (%rsp)</text:span></text:p>
      <text:p text:style-name="P5">-<text:span text:style-name="T4">&gt; popq X =&gt; movq (%rsp), X <text:s text:c="4"/>addq <text:s/>$8 <text:s/>, %rsp</text:span></text:p>
      <text:p text:style-name="P5">-<text:span text:style-name="T4">&gt; function’s stack frame : portion of stack reserved for a function</text:span></text:p>
      <text:p text:style-name="P5">-<text:span text:style-name="T5">&gt; each stack frame is multiple of 16 bytes in x86-64 architecture</text:span></text:p>
      <text:p text:style-name="P5"><text:span text:style-name="T12">-</text:span><text:span text:style-name="T13">&gt; </text:span><text:span text:style-name="T12">when a </text:span><text:span text:style-name="Source_20_Text"><text:span text:style-name="T24">callq</text:span></text:span><text:span text:style-name="Source_20_Text"><text:span text:style-name="T20"> </text:span></text:span><text:span text:style-name="T12">instruction begins execution, the </text:span><text:span text:style-name="Source_20_Text"><text:span text:style-name="T24">%rsp</text:span></text:span><text:span text:style-name="Source_20_Text"><text:span text:style-name="T20"> </text:span></text:span><text:span text:style-name="T12">register must be 16-byte aligned</text:span></text:p>
      <text:p text:style-name="P9"><text:span text:style-name="T2">-</text:span><text:span text:style-name="T5">&gt; at </text:span><text:span text:style-name="T8">every function’s entr</text:span><text:span text:style-name="T9">y %rsp </text:span><text:span text:style-name="T8">address will be 8 bytes off a multiple of 16</text:span></text:p>
      <text:p text:style-name="P5"/>
      <text:p text:style-name="P12"><text:soft-page-break/>Return address and entry and exit sequence:</text:p>
      <text:p text:style-name="P12"><text:tab/>Caller’s task in entry sequence:</text:p>
      <text:p text:style-name="P12"><text:tab/>-&gt; stores first 6 arguments in corresponding registers</text:p>
      <text:p text:style-name="P12"><text:tab/>-&gt; <text:span text:style-name="T28">stores surplus arguments on its stack frame in increasing order of memory</text:span></text:p>
      <text:p text:style-name="P12"><text:tab/>-&gt; <text:span text:style-name="T28">caller saves any caller-saved registers</text:span></text:p>
      <text:p text:style-name="P13"><text:span text:style-name="T29"><text:tab/>-&gt; </text:span><text:span text:style-name="T12">caller executes </text:span><text:span text:style-name="Source_20_Text"><text:span text:style-name="T24">callq FUNCTION</text:span></text:span><text:span text:style-name="T12">. This has an effect like </text:span><text:span text:style-name="Source_20_Text"><text:span text:style-name="T24">pushq $NEXT_INSTRUCTION; <text:tab/> <text:s text:c="5"/><text:tab/> <text:s text:c="4"/>jmp FUNCTION, </text:span></text:span><text:span text:style-name="Source_20_Text"><text:span text:style-name="T25">NEXT_INSTRUCTION </text:span></text:span><text:span text:style-name="Source_20_Text"><text:span text:style-name="T13">is address of instruction imediately following callq</text:span></text:span></text:p>
      <text:p text:style-name="P13"><text:span text:style-name="Source_20_Text"><text:span text:style-name="T13"><text:tab/>Return from function:</text:span></text:span></text:p>
      <text:p text:style-name="P12"><text:tab/>-&gt; <text:span text:style-name="T28">callee places return value in %rax</text:span></text:p>
      <text:p text:style-name="P12"><text:tab/>-&gt; <text:span text:style-name="T28">callee restores stack pointer to “entry %rsp”</text:span></text:p>
      <text:p text:style-name="P12"><text:tab/>-<text:span text:style-name="T28">&gt; callee executes retq . </text:span><text:span text:style-name="T31">It has effects like popq %rip., which removes return address from <text:tab/> <text:s text:c="4"/>stack and jumps to that address</text:span></text:p>
      <text:p text:style-name="P12"><text:tab/>-<text:span text:style-name="T31">&gt; caller cleans up any space it prepared for arguments and restores caller-saved registers</text:span></text:p>
      <text:p text:style-name="P14">Callee-saved registers and Caller-saved registers:</text:p>
      <text:p text:style-name="P14">-&gt; certain register values must be preserved across function calls</text:p>
      <text:p text:style-name="P14">-&gt; callee-saved registers: callee may use them, but if it changes them, it must restore them to <text:s text:c="4"/>original values before returning</text:p>
      <text:p text:style-name="P15"><text:span text:style-name="T31">-&gt; <text:s/></text:span><text:span text:style-name="T12">if a caller wants to preserve value of a caller-saved register across a function call, the caller must explicitly save it before the </text:span><text:span text:style-name="Source_20_Text"><text:span text:style-name="T24">callq</text:span></text:span><text:span text:style-name="Source_20_Text"><text:span text:style-name="T20"> </text:span></text:span><text:span text:style-name="T12">and restore it when the function resumes.</text:span></text:p>
      <text:p text:style-name="P15"><text:span text:style-name="T12">-</text:span><text:span text:style-name="T14">&gt; </text:span><text:span text:style-name="T12">On x86-64 Linux, </text:span><text:span text:style-name="Source_20_Text"><text:span text:style-name="T24">%rbp</text:span></text:span><text:span text:style-name="T12">, </text:span><text:span text:style-name="Source_20_Text"><text:span text:style-name="T24">%rbx</text:span></text:span><text:span text:style-name="T12">, </text:span><text:span text:style-name="Source_20_Text"><text:span text:style-name="T24">%r12</text:span></text:span><text:span text:style-name="T12">, </text:span><text:span text:style-name="Source_20_Text"><text:span text:style-name="T24">%r13</text:span></text:span><text:span text:style-name="T12">, </text:span><text:span text:style-name="Source_20_Text"><text:span text:style-name="T24">%r14</text:span></text:span><text:span text:style-name="T12">, and </text:span><text:span text:style-name="Source_20_Text"><text:span text:style-name="T24">%r15 </text:span></text:span><text:span text:style-name="T12">are callee-saved, as (sort of) are </text:span><text:span text:style-name="Source_20_Text"><text:span text:style-name="T24">%rsp </text:span></text:span><text:span text:style-name="T12">and </text:span><text:span text:style-name="Source_20_Text"><text:span text:style-name="T24">%rip</text:span></text:span><text:span text:style-name="T12">. The other registers are caller-saved.</text:span></text:p>
      <text:p text:style-name="P24"/>
      <text:p text:style-name="P25">Base pointer (Frame pointer):</text:p>
      <text:p text:style-name="P16"><text:span text:style-name="T12">-&gt; pushq % rbp, save caller’s </text:span><text:span text:style-name="T16">value of %rbp into callee’s stack</text:span></text:p>
      <text:p text:style-name="P26">-&gt; moveq %rsp, %rbp. This adjusted value of %rbp is callee’s frame pointer. Callee will not change this until it returns. This is a stable reference point for local variables and caller’s arguments.</text:p>
      <text:p text:style-name="P6"><text:span text:style-name="T12">-&gt; .............| (</text:span><text:span text:style-name="T15">current </text:span><text:span text:style-name="T12">%rsp) </text:span><text:span text:style-name="T15">|</text:span><text:span text:style-name="T12"> &lt; callee’s locals&gt; | </text:span><text:span text:style-name="T16">(%rbp) | &lt;8-byte entry %rbp&gt; <text:s/>| </text:span><text:span text:style-name="T12">(entry %rsp) </text:span><text:span text:style-name="T15">|</text:span><text:span text:style-name="T12"> &lt;8-byte return address&gt; | (8(entry %rsp) </text:span><text:span text:style-name="T16">== 16(%rbp</text:span><text:span text:style-name="T15">)</text:span><text:span text:style-name="T16">)</text:span><text:span text:style-name="T12"> </text:span><text:span text:style-name="T15">|</text:span><text:span text:style-name="T12"> &lt;7</text:span><text:span text:style-name="T21">th</text:span><text:span text:style-name="T12">, 8</text:span><text:span text:style-name="T21">th</text:span><text:span text:style-name="T12">, <text:s/>.....arguments&gt; | caller’s locals ........</text:span></text:p>
      <text:p text:style-name="P17"><text:span text:style-name="T17">-</text:span><text:span text:style-name="T16">&gt; Function ends with movq %rbp, %rsp; <text:s/>popq %rbp; leave; retq</text:span></text:p>
      <text:p text:style-name="P7"/>
      <text:p text:style-name="P18">Stack size and red zone:</text:p>
      <text:p text:style-name="P18">-&gt; </text:p>
      <text:p text:style-name="P18"/>
      <text:p text:style-name="P18">Branches:</text:p>
      <text:p text:style-name="P19"><text:span text:style-name="T30">-&gt; </text:span><text:span text:style-name="T12">A </text:span><text:span text:style-name="Emphasis"><text:span text:style-name="T27">branch</text:span></text:span><text:span text:style-name="Emphasis"><text:span text:style-name="T19"> </text:span></text:span><text:span text:style-name="T12">instruction jumps to a new instruction without saving a return address on the stack.</text:span></text:p>
      <text:p text:style-name="P19"><text:span text:style-name="T12">-</text:span><text:span text:style-name="T18">&gt; The </text:span><text:span text:style-name="Source_20_Text"><text:span text:style-name="T26">jmp </text:span></text:span><text:span text:style-name="T18">or </text:span><text:span text:style-name="Source_20_Text"><text:span text:style-name="T26">j </text:span></text:span><text:span text:style-name="T18">instruction executes an unconditional branch</text:span></text:p>
      <text:p text:style-name="P19"><text:span text:style-name="T18">-&gt; condition is represented by </text:span><text:span text:style-name="Strong_20_Emphasis"><text:span text:style-name="T18">condition flags </text:span></text:span><text:span text:style-name="T18">that are set as a side effect of every arithmetic operation</text:span></text:p>
      <text:p text:style-name="P27">-&gt; ZF – set iff result was 0</text:p>
      <text:p text:style-name="P27">-&gt; SF – set iff result was negative if considered as signed integer</text:p>
      <text:p text:style-name="P28">-&gt; CF – set iff result was greater than 2^w-1</text:p>
      <text:p text:style-name="P28">-&gt; OF -&gt; set iff result was less than -2^(w-1) or greater than 2^(w-1)-1</text:p>
      <text:p text:style-name="P10"><text:span text:style-name="T8">-&gt; j/jmp, je, jne, jl, jle, jg, jge, ja, jae, jb, jbe, js, jns, </text:span><text:span text:style-name="T11">jz, jnz, </text:span><text:span text:style-name="T8">jc, jnc, jo, jno</text:span></text:p>
      <text:p text:style-name="P10"><text:span text:style-name="T8">-&gt; “ cmp</text:span><text:span text:style-name="T10">q</text:span><text:span text:style-name="T8"> %rax, %rbx; <text:s/>jg L “ will jump to L iff %rbx &gt; %rax </text:span><text:span text:style-name="T11">[computes %rbx - %rax]</text:span></text:p>
      <text:p text:style-name="P10"><text:span text:style-name="T8">-</text:span><text:span text:style-name="T10">&gt; “ testq %rax, %rax, je L “ will jump to L iff %rax is zero </text:span><text:span text:style-name="T11">[performs bitwise-and on two operands]</text:span></text:p>
      <text:p text:style-name="P29"/>
      <text:p text:style-name="P11"><text:span text:style-name="T11">A</text:span><text:span text:style-name="T8">ttack defences:</text:span></text:p>
      <text:p text:style-name="P30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7:30.426315803</meta:creation-date>
    <dc:date>2022-08-11T18:52:20.308444078</dc:date>
    <meta:editing-duration>PT6H12M1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74" meta:word-count="836" meta:character-count="4993" meta:non-whitespace-character-count="4160"/>
  </office:meta>
</office:document-meta>
</file>